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11.wav" manifest:media-type="audio/x-wav"/>
  <manifest:file-entry manifest:full-path="Media/6.mp3" manifest:media-type="audio/mpeg"/>
  <manifest:file-entry manifest:full-path="Media/4.mp3" manifest:media-type="application/vnd.sun.star.media"/>
  <manifest:file-entry manifest:full-path="Media/2.mp3" manifest:media-type="application/vnd.sun.star.media"/>
  <manifest:file-entry manifest:full-path="Media/0.wav" manifest:media-type="audio/x-wav"/>
  <manifest:file-entry manifest:full-path="Media/3.mp3" manifest:media-type="application/vnd.sun.star.media"/>
  <manifest:file-entry manifest:full-path="Media/5.mp3" manifest:media-type="application/vnd.sun.star.media"/>
  <manifest:file-entry manifest:full-path="Pictures/10000001000003EB000001FA47E67F1A.png" manifest:media-type="image/png"/>
  <manifest:file-entry manifest:full-path="Pictures/10000001000003EB000001FAFD28A1A4.png" manifest:media-type="image/png"/>
  <manifest:file-entry manifest:full-path="Pictures/10000001000003EB000001FA830CD55B.png" manifest:media-type="image/png"/>
  <manifest:file-entry manifest:full-path="Pictures/10000000000003E800000233EEF01B44.png" manifest:media-type="image/png"/>
  <manifest:file-entry manifest:full-path="Pictures/10000001000003EB000001FA83DA5016.png" manifest:media-type="image/png"/>
  <manifest:file-entry manifest:full-path="Pictures/10000000000005DC000007D05093813E.jpg" manifest:media-type="image/jpeg"/>
  <manifest:file-entry manifest:full-path="Pictures/10000001000003EB000001FA34A7086C.png" manifest:media-type="image/png"/>
  <manifest:file-entry manifest:full-path="Pictures/10000001000003EB000001FAAD477628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.6cm" fo:margin-right="0cm" fo:text-indent="-0.6cm" style:writing-mode="lr-tb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2" draw:text-style-name="P2" draw:layer="layout" svg:width="10.16cm" svg:height="13.538cm" svg:x="8.08cm" svg:y="1.27cm">
          <draw:image xlink:href="Pictures/10000000000005DC000007D05093813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2" draw:text-style-name="P2" draw:layer="layout" svg:width="10.16cm" svg:height="13.538cm" svg:x="8.08cm" svg:y="1.27cm">
          <draw:image xlink:href="Pictures/10000000000005DC000007D05093813E.jpg" xlink:type="simple" xlink:show="embed" xlink:actuate="onLoad" draw:mime-type="image/jpeg">
            <text:p/>
          </draw:image>
        </draw:frame>
        <draw:frame draw:name="Media object 6" draw:style-name="gr4" draw:layer="layout" svg:width="0.254cm" svg:height="0.254cm" svg:x="0.254cm" svg:y="0.254cm">
          <draw:plugin xlink:href="../sound/end-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2" draw:text-style-name="P2" draw:layer="layout" svg:width="10.16cm" svg:height="13.538cm" svg:x="8.08cm" svg:y="1.27cm">
          <draw:image xlink:href="Pictures/10000000000005DC000007D05093813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830CD55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830CD55B.png" xlink:type="simple" xlink:show="embed" xlink:actuate="onLoad" draw:mime-type="image/png">
            <text:p/>
          </draw:image>
        </draw:frame>
        <draw:frame draw:name="Media object 1" draw:style-name="gr4" draw:layer="layout" svg:width="0.254cm" svg:height="0.254cm" svg:x="0.254cm" svg:y="0.254cm">
          <draw:plugin xlink:href="Media/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AD477628.png" xlink:type="simple" xlink:show="embed" xlink:actuate="onLoad" draw:mime-type="image/png">
            <text:p/>
          </draw:image>
        </draw:frame>
        <draw:frame draw:style-name="gr4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4">Abstract Factory: declares an interface for operations that create abstract product objects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83DA5016.png" xlink:type="simple" xlink:show="embed" xlink:actuate="onLoad" draw:mime-type="image/png">
            <text:p/>
          </draw:image>
        </draw:frame>
        <draw:frame draw:style-name="gr4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4">Concrete Factory: implements the operations to create concrete product objects 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34A7086C.png" xlink:type="simple" xlink:show="embed" xlink:actuate="onLoad" draw:mime-type="image/png">
            <text:p/>
          </draw:image>
        </draw:frame>
        <draw:frame draw:style-name="gr4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1.905cm" svg:y="13.335cm" presentation:class="notes" presentation:user-transformed="true">
            <draw:text-box>
              <text:p text:style-name="P5"><text:span text:style-name="T1">Abstract Product: declares an interface for a type of product objec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FD28A1A4.png" xlink:type="simple" xlink:show="embed" xlink:actuate="onLoad" draw:mime-type="image/png">
            <text:p/>
          </draw:image>
        </draw:frame>
        <draw:frame draw:style-name="gr4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4"><text:span text:style-name="T1">Concrete Product defines a product object to be created by the corresponding concrete factory <text:s text:c="2"/>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47E67F1A.png" xlink:type="simple" xlink:show="embed" xlink:actuate="onLoad" draw:mime-type="image/png">
            <text:p/>
          </draw:image>
        </draw:frame>
        <draw:frame draw:style-name="gr4" draw:layer="layout" svg:width="0.254cm" svg:height="0.254cm" svg:x="0.254cm" svg:y="0.254cm">
          <draw:plugin xlink:href="Media/6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5"><text:span text:style-name="T1">Client: uses only interfaces declared by Abstract Factory and Abstract Product classes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2" draw:style-name="gr4" draw:layer="layout" svg:width="0.254cm" svg:height="0.254cm" svg:x="0.254cm" svg:y="0.254cm">
          <draw:plugin xlink:href="Media/1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5"><text:span text:style-name="T1">Client: uses only interfaces declared by Abstract Factory and Abstract Product classes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3" draw:style-name="gr4" draw:layer="layout" svg:width="0.254cm" svg:height="0.254cm" svg:x="0.254cm" svg:y="0.254cm">
          <draw:plugin xlink:href="../sound/1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5"><text:span text:style-name="T1">Client: uses only interfaces declared by Abstract Factory and Abstract Product classes</text:span>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4" draw:style-name="gr4" draw:layer="layout" svg:width="0.254cm" svg:height="0.254cm" svg:x="0.254cm" svg:y="0.254cm">
          <draw:plugin xlink:href="../sound/1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5"><text:span text:style-name="T1">Client: uses only interfaces declared by Abstract Factory and Abstract Product classes</text:span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5" draw:text-style-name="P1" draw:layer="layout" svg:width="26.537cm" svg:height="13.387cm" svg:x="0.727cm" svg:y="1.152cm">
          <draw:image xlink:href="Pictures/10000001000003EB000001FA47E67F1A.png" xlink:type="simple" xlink:show="embed" xlink:actuate="onLoad" draw:mime-type="image/png">
            <text:p/>
          </draw:image>
        </draw:frame>
        <draw:frame draw:name="Media object 5" draw:style-name="gr4" draw:layer="layout" svg:width="0.254cm" svg:height="0.254cm" svg:x="0.254cm" svg:y="0.254cm">
          <draw:plugin xlink:href="../sound/14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5"><text:span text:style-name="T1">Client: uses only interfaces declared by Abstract Factory and Abstract Product class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3-28T11:33:29.676560617</dc:date>
    <meta:editing-duration>PT5H20M59S</meta:editing-duration>
    <meta:editing-cycles>25</meta:editing-cycles>
    <meta:document-statistic meta:object-count="102"/>
  </office:meta>
</office:document-meta>
</file>